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start" style:justify-single-word="false"/>
      <style:text-properties fo:font-size="13pt" officeooo:rsid="00113e76" officeooo:paragraph-rsid="00113e76" style:font-size-asian="13pt" style:font-size-complex="13pt"/>
    </style:style>
    <style:style style:name="P2" style:family="paragraph" style:parent-style-name="Preformatted_20_Text">
      <style:paragraph-properties fo:margin-top="0in" fo:margin-bottom="0.1965in" style:contextual-spacing="false"/>
    </style:style>
    <style:style style:name="P3" style:family="paragraph" style:parent-style-name="Heading_20_4">
      <style:paragraph-properties fo:text-align="start" style:justify-single-word="false"/>
      <style:text-properties officeooo:rsid="00113e76" officeooo:paragraph-rsid="00113e76"/>
    </style:style>
    <style:style style:name="P4" style:family="paragraph" style:parent-style-name="Heading_20_3">
      <style:paragraph-properties fo:text-align="start" style:justify-single-word="false"/>
      <style:text-properties officeooo:rsid="00113e76" officeooo:paragraph-rsid="00113e76"/>
    </style:style>
    <style:style style:name="P5" style:family="paragraph" style:parent-style-name="Standard">
      <style:paragraph-properties fo:text-align="start" style:justify-single-word="false"/>
      <style:text-properties officeooo:rsid="00113e76" officeooo:paragraph-rsid="00113e76"/>
    </style:style>
    <style:style style:name="P6" style:family="paragraph" style:parent-style-name="Standard">
      <style:paragraph-properties fo:text-align="center" style:justify-single-word="false"/>
      <style:text-properties fo:font-size="14pt" fo:font-weight="bold" officeooo:rsid="00113e76" officeooo:paragraph-rsid="00113e76" style:font-size-asian="14pt" style:font-weight-asian="bold" style:font-size-complex="14pt" style:font-weight-complex="bold"/>
    </style:style>
    <style:style style:name="P7" style:family="paragraph" style:parent-style-name="Text_20_body">
      <style:paragraph-properties fo:text-align="start" style:justify-single-word="false"/>
      <style:text-properties officeooo:rsid="00113e76" officeooo:paragraph-rsid="00113e76"/>
    </style:style>
    <style:style style:name="P8" style:family="paragraph" style:parent-style-name="Standard">
      <style:paragraph-properties fo:text-align="start" style:justify-single-word="false"/>
      <style:text-properties officeooo:rsid="00113e76" officeooo:paragraph-rsid="00113e76"/>
    </style:style>
    <style:style style:name="P9" style:family="paragraph" style:parent-style-name="Standard">
      <style:paragraph-properties fo:text-align="start" style:justify-single-word="false"/>
      <style:text-properties officeooo:rsid="0018d7a9" officeooo:paragraph-rsid="0018d7a9"/>
    </style:style>
    <style:style style:name="P10" style:family="paragraph" style:parent-style-name="Text_20_body" style:list-style-name="L1"/>
    <style:style style:name="P11" style:family="paragraph" style:parent-style-name="Heading_20_3">
      <style:paragraph-properties fo:text-align="center" style:justify-single-word="false"/>
      <style:text-properties officeooo:rsid="0018d7a9" officeooo:paragraph-rsid="0018d7a9"/>
    </style:style>
    <style:style style:name="P12" style:family="paragraph" style:parent-style-name="Preformatted_20_Text">
      <style:paragraph-properties fo:text-align="start" style:justify-single-word="false"/>
      <style:text-properties officeooo:rsid="00113e76" officeooo:paragraph-rsid="00113e76"/>
    </style:style>
    <style:style style:name="P13" style:family="paragraph" style:parent-style-name="Preformatted_20_Text">
      <style:paragraph-properties fo:margin-top="0in" fo:margin-bottom="0.1965in" style:contextual-spacing="false"/>
    </style:style>
    <style:style style:name="T1" style:family="text">
      <style:text-properties fo:font-style="italic"/>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VEN</text:p>
      <text:h text:style-name="P1" text:outline-level="2">What is Archetype?</text:h>
      <text:p text:style-name="Text_20_body">In short, Archetype is a Maven project templating toolkit. An archetype is defined as <text:span text:style-name="T1">an original pattern or model from which all other things of the same kind are made</text:span>. The name fits as we are trying to provide a system that provides a consistent means of generating Maven projects. Archetype will help authors create Maven project templates for users, and provides users with the means to generate parameterized versions of those project templates.</text:p>
      <text:p text:style-name="Text_20_body"/>
      <text:p text:style-name="Text_20_body">To create a new project based on an Archetype, you need to call <text:span text:style-name="Teletype">mvn archetype:generate</text:span> goal, like the following:</text:p>
      <text:p text:style-name="P2">mvn archetype:generate</text:p>
      <text:p text:style-name="Text_20_body"/>
      <text:p text:style-name="P5"/>
      <text:p text:style-name="P5"/>
      <text:p text:style-name="P7"><text:span text:style-name="T2">groupId</text:span> will identify your project uniquely across all projects, so we need to enforce a naming schema. It has to follow the package name rules, what means that has to be at least as a domain name you control, and you can create as many subgroups as you want. Look at <text:a xlink:type="simple" xlink:href="http://java.sun.com/docs/books/jls/third_edition/html/packages.html#7.7">More information about package names</text:a>. </text:p>
      <text:section text:style-name="Sect1" text:name="bodyColumn">
        <text:list xml:id="list5497150312373891757" text:style-name="L1">
          <text:list-header>
            <text:p text:style-name="P10">eg. <text:span text:style-name="Teletype">org.apache.maven</text:span>, <text:span text:style-name="Teletype">org.apache.commons</text:span></text:p>
            <text:p text:style-name="P10">A good way to determine the granularity of the <text:span text:style-name="Teletype">groupId</text:span> is to use the project structure. That is, if the current project is a multiple module project, it should append a new identifier to the parent's <text:span text:style-name="Teletype">groupId</text:span>.</text:p>
            <text:p text:style-name="P10">eg. <text:span text:style-name="Teletype">org.apache.maven</text:span>, <text:span text:style-name="Teletype">org.apache.maven.plugins</text:span>, <text:span text:style-name="Teletype">org.apache.maven.reporting</text:span></text:p>
          </text:list-header>
          <text:list-item>
            <text:p text:style-name="P10"><text:span text:style-name="T2">artifactId</text:span> is the name of the jar without version. If you created it then you can choose whatever name you want with lowercase letters and no strange symbols. If it's a third party jar you have to take the name of the jar as it's distributed. </text:p>
            <text:p text:style-name="P10">eg. <text:span text:style-name="Teletype">maven</text:span>, <text:span text:style-name="Teletype">commons-math</text:span></text:p>
          </text:list-item>
          <text:list-item>
            <text:p text:style-name="P10"><text:span text:style-name="T2">version</text:span> if you distribute it then you can choose any typical version with numbers and dots (1.0, 1.1, 1.0.1, ...). Don't use dates as they are usually associated with SNAPSHOT (nightly) builds. If it's a third party artifact, you have to use their version number whatever it is, and as strange as it can look. </text:p>
            <text:p text:style-name="P10">eg. <text:span text:style-name="Teletype">2.0</text:span>, <text:span text:style-name="Teletype">2.0.1</text:span>, <text:span text:style-name="Teletype">1.3.1</text:span></text:p>
          </text:list-item>
        </text:list>
      </text:section>
      <text:p text:style-name="P5"/>
      <text:p text:style-name="P5"/>
      <text:h text:style-name="P4" text:outline-level="3">Creating a Project</text:h>
      <text:p text:style-name="Text_20_body">You will need somewhere for your project to reside, create a directory somewhere and start a shell <text:soft-page-break/>in that directory. On your command line, execute the following Maven goal:</text:p>
      <text:p text:style-name="P2">mvn archetype:generate -DgroupId=com.mycompany.app -DartifactId=my-app -DarchetypeArtifactId=maven-archetype-quickstart -DinteractiveMode=false</text:p>
      <text:h text:style-name="P3" text:outline-level="4">Build the Project</text:h>
      <text:p text:style-name="P2">mvn package</text:p>
      <text:p text:style-name="P2"/>
      <text:p text:style-name="P2">You’ve just created, compiled, tested, packaged, and installed the simplest possible Maven project. To prove to yourself that this program works, run it from the command line.</text:p>
      <text:p text:style-name="P7">You may test the newly compiled and packaged JAR with the following command:</text:p>
      <text:p text:style-name="P2">java -cp target/my-app-1.0-SNAPSHOT.jar com.mycompany.app.App</text:p>
      <text:p text:style-name="P7">Which will print the quintessential:</text:p>
      <text:p text:style-name="P2">Hello World!</text:p>
      <text:p text:style-name="P7">An interesting thing to note is that phases and goals may be executed in sequence.</text:p>
      <text:p text:style-name="P2">mvn clean dependency:copy-dependencies package</text:p>
      <text:p text:style-name="P7">This command will clean the project, copy dependencies, and package the project (executing all phases up to <text:span text:style-name="T1">package</text:span>, of course).</text:p>
      <text:h text:style-name="Heading_20_4" text:outline-level="4"><text:bookmark text:name="Generating_the_Site"/>Generating the Site</text:h>
      <text:p text:style-name="P2">mvn site</text:p>
      <text:p text:style-name="Text_20_body">This phase generates a site based upon information on the project's pom. You can look at the documentation generated under <text:span text:style-name="Teletype">target/site</text:span>.</text:p>
      <text:p text:style-name="P5"/>
      <text:p text:style-name="P5"/>
      <text:p text:style-name="P12">mvn help:effective-pom</text:p>
      <text:p text:style-name="P5"/>
      <text:p text:style-name="P5">When you run this, you should see a much larger POM which exposes the default settings of Maven. This goal can come in handy if you are trying to debug a build and want to see how all of the current project’s ancestor POMs are contributing to the effective POM.</text:p>
      <text:p text:style-name="P5"/>
      <text:h text:style-name="P11" text:outline-level="3">Maven Plugins and Goals</text:h>
      <text:p text:style-name="P9">To execute a single Maven plugin goal, we used the syntax <text:span text:style-name="Source_20_Text">mvn archetype:generate</text:span>, where <text:span text:style-name="Source_20_Text">archetype</text:span> is the identifier of a plugin and <text:span text:style-name="Source_20_Text">generate</text:span> is the identifier of a goal. When Maven executes a plugin goal, it prints out the plugin identifier and goal identifier to standard output:</text:p>
      <text:p text:style-name="P5"/>
      <text:p text:style-name="P9"><text:a xlink:type="simple" xlink:href="http://books.sonatype.com/mvnex-book/reference/simple-project-sect-simple-core.html">http://books.sonatype.com/mvnex-book/reference/simple-project-sect-simple-core.html</text:a></text:p>
      <text:p text:style-name="P9"/>
      <text:p text:style-name="P9">phase : package</text:p>
      <text:p text:style-name="P9">goal : jar : j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1:45:39.619050558</meta:creation-date>
    <dc:date>2015-11-11T11:23:01.414585181</dc:date>
    <meta:editing-duration>PT3H17M43S</meta:editing-duration>
    <meta:editing-cycles>3</meta:editing-cycles>
    <meta:generator>LibreOffice/4.2.8.2$Linux_X86_64 LibreOffice_project/420m0$Build-2</meta:generator>
    <meta:document-statistic meta:table-count="0" meta:image-count="0" meta:object-count="0" meta:page-count="2" meta:paragraph-count="36" meta:word-count="585" meta:character-count="3679" meta:non-whitespace-character-count="3134"/>
  </office:meta>
</office:document-meta>
</file>